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Macro process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lephony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rporatenetwork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rporatewifi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security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7T18:42:34.162000000</dc:date>
    <meta:editing-duration>P1DT22H53M24S</meta:editing-duration>
    <meta:editing-cycles>122</meta:editing-cycles>
    <meta:generator>LibreOffice/7.4.2.3$Windows_X86_64 LibreOffice_project/382eef1f22670f7f4118c8c2dd222ec7ad009daf</meta:generator>
    <meta:document-statistic meta:table-count="1" meta:cell-count="770" meta:object-count="0"/>
  </office:meta>
</office:document-meta>
</file>